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bottom="0in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T16" style:parent-style-name="DefaultParagraphFont" style:family="text">
      <style:text-properties style:font-name="Segoe UI Emoji" style:font-name-asian="Segoe UI Emoji" style:font-name-complex="Segoe UI Emoji"/>
    </style:style>
    <style:style style:name="P17" style:parent-style-name="ListParagraph" style:list-style-name="LFO2" style:family="paragraph"/>
    <style:style style:name="P18" style:parent-style-name="ListParagraph" style:list-style-name="LFO2" style:family="paragraph"/>
  </office:automatic-styles>
  <office:body>
    <office:text text:use-soft-page-breaks="true">
      <text:p text:style-name="P1">VARDAS : Audronė </text:p>
      <text:p text:style-name="P2">TEMA : Lietuvos herbai <text:line-break/> <text:line-break/>PROJEKTO APRAŠYMAS (KAS PER PROJEKTAS, KĄ DARYS, KAIP ATRODYS) : </text:p>
      <text:p text:style-name="P3">Lietuvos herbų pažinimas pasirenkant herbus iš esamų variantų. </text:p>
      <text:p text:style-name="P4">(Jei bus laiko: pridėti<text:s/>judančius animacinius gyvūnus, kurie būtų kaip palaikymo komanda 😀) <text:line-break/>DARBO PLANAS :  </text:p>
      <text:list text:style-name="LFO1" text:continue-numbering="true">
        <text:list-item>
          <text:p text:style-name="P5">Pasiieškoti pavyzdžių :<text:s/><text:a xlink:href="https://zivilecernauskiene.github.io/3rd.html" office:target-frame-name="_top" xlink:show="replace"><text:span text:style-name="Hyperlink">https://zivilecernauskiene.github.io/3rd.html</text:span></text:a><text:line-break/></text:p>
        </text:list-item>
        <text:list-item>
          <text:p text:style-name="P6"><text:a xlink:href="https://world-geography-games.com/en/flags_world.html" office:target-frame-name="_top" xlink:show="replace"><text:span text:style-name="Hyperlink">https://world-geography-games.com/en/flags_world.html</text:span></text:a></text:p>
        </text:list-item>
        <text:list-item>
          <text:p text:style-name="P7"><text:line-break/></text:p>
        </text:list-item>
        <text:list-item>
          <text:p text:style-name="P8">HTML + CSS (Kuriuose pateikta pavyzdine info – viena kortele su klausimu (Koks herbas ? Nuotrauka ? ir Mygtukais su tekstu „KAUNAS“ „VILNIUS“.<text:line-break/></text:p>
        </text:list-item>
        <text:list-item>
          <text:p text:style-name="P9">JS kuris, alert(„paspaude KAUNAS“)<text:line-break/></text:p>
        </text:list-item>
        <text:list-item>
          <text:p text:style-name="P10">Div padaryti kelis „Klausimus“ korteles ir jas užslėpti, ir atverti sekanti, tik jei praeitas buvo teisingas.<text:line-break/></text:p>
        </text:list-item>
        <text:list-item>
          <text:p text:style-name="P11">Prideti JS logikos, kad atsakius neteisingai, perkrautu puslapi.<text:line-break/></text:p>
        </text:list-item>
        <text:list-item>
          <text:p text:style-name="P12">Atsakius visus teisingai, parodytu Sokanti givuna (ikelti video<text:s/>arba GIF).<text:line-break/></text:p>
        </text:list-item>
      </text:list>
      <text:p text:style-name="Normal">SAVAITGALIO UŽDUOTYS :<text:s/></text:p>
      <text:list text:style-name="LFO2">
        <text:list-item text:start-value="1">
          <text:p text:style-name="P13">Pataikius teisingai parodykite ekrane žalią varnelę, o blogai raudoną kryžiuką.<text:line-break/></text:p>
        </text:list-item>
      </text:list>
      <text:list text:style-name="LFO2" text:continue-numbering="true">
        <text:list-item>
          <text:p text:style-name="P14">Savo darbe panaudokite CSS :onhover būseną, padarykite taip, kad užvedus pelytę ant nuorodos arba mygtuko jis pasikeistų (pašviesėtų patamsėtų ar panašiai).<text:line-break/></text:p>
        </text:list-item>
      </text:list>
      <text:list text:style-name="LFO2" text:continue-numbering="true">
        <text:list-item>
          <text:p text:style-name="P15">Sukurti papildomą “slaptą” puslapį į kurį nuorodą paslėptume savo puslapyje atidžiausiems lankytojams<text:s/><text:span text:style-name="T16">😊</text:span><text:line-break/></text:p>
        </text:list-item>
      </text:list>
      <text:list text:style-name="LFO2" text:continue-numbering="true">
        <text:list-item>
          <text:p text:style-name="P17">Slaptą nuorodą paslėpti po elementu. Ant jo užvedus pelytę elementas turi pasitraukti į šoną ir parodyti kokia už jo yra paslėpta nuoroda.<text:line-break/></text:p>
        </text:list-item>
      </text:list>
      <text:list text:style-name="LFO2" text:continue-numbering="true">
        <text:list-item>
          <text:p text:style-name="P18">Bent vienam elementui pritaikyti opacity bei gradientinę spalva. “linear-gradient” arba pasirinktą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lt" fo:country="L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widows="2" fo:orphans="2" style:contextual-spacing="true" style:vertical-align="auto" fo:margin-bottom="0.1111in" fo:line-height="106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etraška Jonas</dc:creator>
    <meta:creation-date>2021-09-23T16:21:00Z</meta:creation-date>
    <dc:date>2021-09-24T14:19:00Z</dc:date>
    <meta:template xlink:href="Normal.dotm" xlink:type="simple"/>
    <meta:editing-cycles>4</meta:editing-cycles>
    <meta:editing-duration>PT420S</meta:editing-duration>
    <meta:document-statistic meta:page-count="1" meta:paragraph-count="3" meta:word-count="237" meta:character-count="1585" meta:row-count="11" meta:non-whitespace-character-count="1351"/>
  </office:meta>
</office:document-meta>
</file>